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51cm" svg:height="2.794cm" svg:x="4.318cm" svg:y="17.272cm">
          <text:p text:style-name="P1">YEP24PGK_X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96cm" svg:height="1.016cm" svg:x="3.556cm" svg:y="3.048cm">
          <text:p text:style-name="P1">XKS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56cm" svg:y1="2.54cm" svg:x2="5.08cm" svg:y2="2.54cm">
          <text:p/>
        </draw:line>
        <draw:custom-shape draw:style-name="gr4" draw:text-style-name="P2" draw:layer="layout" svg:width="2.032cm" svg:height="1.016cm" svg:x="1.524cm" svg:y="1.524cm">
          <text:p text:style-name="P1"><text:span text:style-name="T1">BamH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1.062cm" svg:x="9.652cm" svg:y="4.526cm">
          <text:p text:style-name="P1"><text:span text:style-name="T1">BamH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016cm" svg:x="3.539cm" svg:y="6.858cm">
          <text:p text:style-name="P1">XKS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1.016cm" svg:x="20.066cm" svg:y="1.778cm">
          <text:p text:style-name="P1"><text:span text:style-name="T1">BglII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1.016cm" svg:x="9.652cm" svg:y="6.858cm">
          <text:p text:style-name="P1"><text:span text:style-name="T1">BamH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016cm" svg:x="3.556cm" svg:y="12.192cm">
          <text:p text:style-name="P1">XKS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1.524cm" svg:x="0.762cm" svg:y="8.128cm">
          <text:p/>
          <draw:enhanced-geometry draw:glue-point-type="segments" draw:type="mso-spt100" draw:modifiers="-68.912844642140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1.524cm" svg:height="1.524cm" svg:x="9.652cm" svg:y="8.382cm">
          <text:p/>
          <draw:enhanced-geometry draw:glue-point-type="segments" draw:type="mso-spt100" draw:modifiers="-68.912844642140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2" draw:layer="layout" svg:width="2.032cm" svg:height="0.508cm" svg:x="1.524cm" svg:y="1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0.546cm" svg:x="2.794cm" svg:y="12.6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508cm" svg:x="9.65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0.546cm" svg:x="9.652cm" svg:y="12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0.508cm" svg:x="0.254cm" svg:y="13.4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546cm" svg:x="0.254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0.508cm" svg:x="10.922cm" svg:y="11.4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546cm" svg:x="12.192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906cm" svg:height="4.318cm" svg:x="16.002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032cm" svg:height="0.508cm" svg:x="1.524cm" svg:y="1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0.546cm" svg:x="2.794cm" svg:y="12.6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24cm" svg:height="1.524cm" svg:x="18.288cm" svg:y="3.302cm">
          <text:p/>
          <draw:enhanced-geometry draw:glue-point-type="segments" draw:type="mso-spt100" draw:modifiers="-68.912844642140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" draw:layer="layout" svg:width="4.318cm" svg:height="0.962cm" svg:x="20.828cm" svg:y="4.064cm">
          <draw:text-box>
            <text:p>YEp24_PGK</text:p>
          </draw:text-box>
        </draw:frame>
        <draw:custom-shape draw:style-name="gr1" draw:text-style-name="P1" draw:layer="layout" svg:width="9.906cm" svg:height="3.048cm" svg:x="16.256cm" svg:y="10.414cm">
          <text:p text:style-name="P1">YEp24PG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874cm" svg:height="0.508cm" svg:x="17.526cm" svg:y="10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32cm" svg:height="0.508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0.546cm" svg:x="17.018cm" svg:y="9.9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32cm" svg:height="0.508cm" svg:x="23.322cm" svg:y="9.9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0.546cm" svg:x="24.592cm" svg:y="10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508cm" svg:x="7.842cm" svg:y="16.7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0.546cm" svg:x="9.112cm" svg:y="17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0.546cm" svg:x="15.97cm" svg:y="16.7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508cm" svg:x="7.842cm" svg:y="16.7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32cm" svg:height="0.508cm" svg:x="7.08cm" svg:y="17.2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0.546cm" svg:x="7.08cm" svg:y="16.7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032cm" svg:height="0.508cm" svg:x="16.788cm" svg:y="16.7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0.546cm" svg:x="18.058cm" svg:y="17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1.016cm" svg:x="9.874cm" svg:y="16.772cm">
          <text:p text:style-name="P1">XKS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508cm" svg:x="15.97cm" svg:y="17.2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62cm" svg:height="0.546cm" svg:x="9.112cm" svg:y="17.23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.318cm" svg:height="0.962cm" svg:x="20.828cm" svg:y="4.064cm">
          <draw:text-box>
            <text:p>YEp24_PGK</text:p>
          </draw:text-box>
        </draw:frame>
        <draw:custom-shape draw:style-name="gr5" draw:text-style-name="P2" draw:layer="layout" svg:width="2.032cm" svg:height="1.016cm" svg:x="1.452cm" svg:y="6.858cm">
          <text:p text:style-name="P1"><text:span text:style-name="T1">BamHI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12cm" svg:y1="13.716cm" svg:x2="9.652cm" svg:y2="15.748cm">
          <text:p/>
        </draw:line>
        <draw:line draw:style-name="gr3" draw:text-style-name="P1" draw:layer="layout" svg:x1="20.574cm" svg:y1="13.716cm" svg:x2="17.526cm" svg:y2="15.494cm">
          <text:p/>
        </draw:line>
        <draw:line draw:style-name="gr3" draw:text-style-name="P1" draw:layer="layout" svg:x1="6.35cm" svg:y1="8.636cm" svg:x2="6.35cm" svg:y2="10.922cm">
          <text:p/>
        </draw:line>
        <draw:line draw:style-name="gr3" draw:text-style-name="P1" draw:layer="layout" svg:x1="20.828cm" svg:y1="7.62cm" svg:x2="20.828cm" svg:y2="9.652cm">
          <text:p/>
        </draw:line>
        <draw:line draw:style-name="gr15" draw:text-style-name="P1" draw:layer="layout" svg:x1="5.08cm" svg:y1="2.54cm" svg:x2="5.08cm" svg:y2="3.048cm">
          <text:p/>
        </draw:line>
        <draw:line draw:style-name="gr15" draw:text-style-name="P1" draw:layer="layout" svg:x1="4.826cm" svg:y1="2.54cm" svg:x2="4.826cm" svg:y2="3.048cm">
          <text:p/>
        </draw:line>
        <draw:line draw:style-name="gr15" draw:text-style-name="P1" draw:layer="layout" svg:x1="4.572cm" svg:y1="2.54cm" svg:x2="4.572cm" svg:y2="3.048cm">
          <text:p/>
        </draw:line>
        <draw:line draw:style-name="gr15" draw:text-style-name="P1" draw:layer="layout" svg:x1="4.38cm" svg:y1="2.54cm" svg:x2="4.38cm" svg:y2="3.048cm">
          <text:p/>
        </draw:line>
        <draw:line draw:style-name="gr15" draw:text-style-name="P1" draw:layer="layout" svg:x1="4.126cm" svg:y1="2.54cm" svg:x2="4.126cm" svg:y2="3.048cm">
          <text:p/>
        </draw:line>
        <draw:line draw:style-name="gr15" draw:text-style-name="P1" draw:layer="layout" svg:x1="3.872cm" svg:y1="2.54cm" svg:x2="3.872cm" svg:y2="3.048cm">
          <text:p/>
        </draw:line>
        <draw:line draw:style-name="gr15" draw:text-style-name="P1" draw:layer="layout" svg:x1="3.672cm" svg:y1="2.54cm" svg:x2="3.672cm" svg:y2="3.048cm">
          <text:p/>
        </draw:line>
        <draw:line draw:style-name="gr15" draw:text-style-name="P1" draw:layer="layout" svg:x1="9.652cm" svg:y1="4.064cm" svg:x2="9.652cm" svg:y2="4.572cm">
          <text:p/>
        </draw:line>
        <draw:line draw:style-name="gr15" draw:text-style-name="P1" draw:layer="layout" svg:x1="9.398cm" svg:y1="4.064cm" svg:x2="9.398cm" svg:y2="4.572cm">
          <text:p/>
        </draw:line>
        <draw:line draw:style-name="gr15" draw:text-style-name="P1" draw:layer="layout" svg:x1="9.144cm" svg:y1="4.064cm" svg:x2="9.144cm" svg:y2="4.572cm">
          <text:p/>
        </draw:line>
        <draw:line draw:style-name="gr15" draw:text-style-name="P1" draw:layer="layout" svg:x1="8.952cm" svg:y1="4.064cm" svg:x2="8.952cm" svg:y2="4.572cm">
          <text:p/>
        </draw:line>
        <draw:line draw:style-name="gr15" draw:text-style-name="P1" draw:layer="layout" svg:x1="8.698cm" svg:y1="4.064cm" svg:x2="8.698cm" svg:y2="4.572cm">
          <text:p/>
        </draw:line>
        <draw:line draw:style-name="gr15" draw:text-style-name="P1" draw:layer="layout" svg:x1="8.444cm" svg:y1="4.064cm" svg:x2="8.444cm" svg:y2="4.572cm">
          <text:p/>
        </draw:line>
        <draw:line draw:style-name="gr15" draw:text-style-name="P1" draw:layer="layout" svg:x1="8.244cm" svg:y1="4.064cm" svg:x2="8.244cm" svg:y2="4.572cm">
          <text:p/>
        </draw:line>
        <draw:line draw:style-name="gr3" draw:text-style-name="P1" draw:layer="layout" svg:x1="9.652cm" svg:y1="4.572cm" svg:x2="8.128cm" svg:y2="4.572cm">
          <text:p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ra </meta:initial-creator>
    <meta:creation-date>2013-01-16T20:14:28</meta:creation-date>
    <dc:date>2015-02-15T11:28:10.784157433</dc:date>
    <dc:creator>Björn Johansson</dc:creator>
    <meta:editing-duration>PT14M54S</meta:editing-duration>
    <meta:editing-cycles>7</meta:editing-cycles>
    <meta:generator>LibreOffice/4.3.3.2$Linux_X86_64 LibreOffice_project/430m0$Build-2</meta:generator>
    <meta:document-statistic meta:object-count="85"/>
  </office:meta>
</office:document-meta>
</file>